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Andika Basic" svg:font-family="'Andika Basi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6b2394" style:font-name="Andika Basic" fo:font-size="22pt" fo:text-shadow="1pt 1pt" style:text-underline-style="solid" style:text-underline-type="double" style:text-underline-width="auto" style:text-underline-color="font-color" fo:font-weight="bold" style:font-size-asian="22pt" style:font-weight-asian="bold" style:font-size-complex="22pt" style:font-weight-complex="bold"/>
    </style:style>
    <style:style style:name="P2" style:family="paragraph" style:parent-style-name="Standard" style:list-style-name="L1">
      <style:paragraph-properties fo:margin-left="1.27cm" fo:margin-right="0cm" fo:text-indent="-0.265cm" style:auto-text-indent="false">
        <style:tab-stops/>
      </style:paragraph-properties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s ADMINISTRATEUR</text:p>
      <text:p text:style-name="P1"/>
      <text:list xml:id="list1357967157" text:style-name="L1">
        <text:list-item>
          <text:p text:style-name="P2">Créer un compte : </text:p>
          <text:p text:style-name="P2">L'administrateur clique sur " gérer compte ", puis sur " créer un compte " renseigne les infos et sélectionne le type de compte (élève, prof ou personnel). En fonction du type, des champs supplémentaires s'ajoutent (cours enseignés, fonctions...).</text:p>
          <text:p text:style-name="P2"/>
        </text:list-item>
        <text:list-item>
          <text:p text:style-name="P2">Modifier un compte : <text:s/></text:p>
          <text:p text:style-name="P2">L'administrateur clique sur <text:s/>" gérer compte ", puis sur " modifier un compte ". Il entre le nom de la personne concernée et clique sur modifier. Il peut alors modifier le compte, puis il clique sur enregistrer.</text:p>
          <text:p text:style-name="P2"/>
        </text:list-item>
        <text:list-item>
          <text:p text:style-name="P2">Supprimer un compte : <text:s/></text:p>
          <text:p text:style-name="P2">L'administrateur clique sur <text:s/>" gérer compte ", puis sur " supprimer un compte ". <text:s/>Il entre le nom de la personne concernée et clique sur " supprimer ", un message de confirmation s'affiche.</text:p>
          <text:p text:style-name="P2"/>
        </text:list-item>
        <text:list-item>
          <text:p text:style-name="P2">Créer une Unité d'enseignement : <text:s/></text:p>
          <text:p text:style-name="P2">L'administrateur clique sur " gérer les cours ", puis sur " créer une unité d'enseignement ". Il renseigne les informations concernant cette UE puis clique sur enregistrer.</text:p>
          <text:p text:style-name="P2"/>
        </text:list-item>
        <text:list-item>
          <text:p text:style-name="P2">Modifier un UE : <text:s/></text:p>
          <text:p text:style-name="P2">L'administrateur clique sur " gérer les cours ", puis sur " modifier une unité d'enseignement ". Il donne l'abréviation de l'UE, puis modifie l'UE.</text:p>
          <text:p text:style-name="P2"><text:tab/></text:p>
        </text:list-item>
        <text:list-item>
          <text:p text:style-name="P2">Supprimer un UE : <text:s/></text:p>
          <text:p text:style-name="P2">L'administrateur clique sur <text:s/>" gérer les cours ", puis sur " supprimer un UE ". <text:s/>Il entre l'abréviation de l'UE concernée et clique sur " supprimer ", un message de confirmation s'affiche.</text:p>
          <text:p text:style-name="P2"/>
        </text:list-item>
        <text:list-item>
          <text:p text:style-name="P2">Créer un département : <text:s/></text:p>
          <text:p text:style-name="P2">L'administrateur clique sur " gérer les départements ", puis sur " créer un département ", il renseigne les informations du département, puis enregistre.</text:p>
          <text:p text:style-name="P2"/>
        </text:list-item>
        <text:list-item>
          <text:p text:style-name="P2">Supprimer un département : <text:s/></text:p>
          <text:p text:style-name="P2">L'administrateur clique sur " gérer les départements ", puis sur " supprimer un département " , un message de confirmation s'affich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Andika Basic" svg:font-family="'Andika Basi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urelie </meta:initial-creator>
    <meta:creation-date>2011-10-20T16:08:53</meta:creation-date>
    <dc:date>2011-10-20T16:34:47</dc:date>
    <dc:creator>aurelie </dc:creator>
    <meta:editing-duration>PT25M55S</meta:editing-duration>
    <meta:editing-cycles>6</meta:editing-cycles>
    <meta:generator>LibreOffice/3.3$Linux LibreOffice_project/330m19$Build-401</meta:generator>
    <meta:document-statistic meta:table-count="0" meta:image-count="0" meta:object-count="0" meta:page-count="1" meta:paragraph-count="18" meta:word-count="279" meta:character-count="1675"/>
  </office:meta>
</office:document-meta>
</file>